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text:list-style style:name="L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cordion to Most Sailors: Instruments from the accordion family associated with seafarers.</text:p>
      <text:p text:style-name="Standard">African Chant: Background music in the jungle is accompanied by chanting in an African language (usually Swahili or Zulu), or at least a mock-up thereof.</text:p>
      <text:p text:style-name="Standard">Amazing Freaking Grace: The hymn "Amazing Grace" is played at funerals.</text:p>
      <text:p text:style-name="Standard">AM/FM Characterization: A character's music they play in the car says something about their personality.</text:p>
      <text:p text:style-name="Standard">Anachronistic Soundtrack: The movie's soundtrack includes songs that wouldn't have existed yet in the time period the movie takes place in.</text:p>
      <text:p text:style-name="Standard">Angry Mob Song: A group of angry people singing.</text:p>
      <text:p text:style-name="Standard">Associated Composer: The director and the composer are buddies.</text:p>
      <text:p text:style-name="Standard">Autobots, Rock Out!: Rock music plays during action scenes.</text:p>
      <text:p text:style-name="Standard">Avian Flute: The use of flutes and piccolos in imitation of birdsong.</text:p>
      <text:p text:style-name="Standard">Awesome Music: A Sugar Wiki entry for talking about music you find cool.</text:p>
      <text:p text:style-name="Standard">Background Music: Music played in the background to convey ideas and emotions.</text:p>
      <text:p text:style-name="Standard">Bad to the Bone: When a certain song is played so many times in movies, that when it's played, the audience knows what it's signifying.</text:p>
      <text:p text:style-name="Standard">Battle Theme Music: Music that plays during battle scenes in video games.</text:p>
      <text:p text:style-name="Standard">Big Finale Crowd Song: A large crowd song near the end of a work.</text:p>
      <text:p text:style-name="Standard">Boléro Effect: A song that gets louder and louder.</text:p>
      <text:p text:style-name="Standard">Bootstrapped Leitmotif: A piece of music becomes a character, place, or thing's theme.</text:p>
      <text:p text:style-name="Standard">Bootstrapped Theme: A piece of music turns into the theme tune.</text:p>
      <text:p text:style-name="Standard">Boss Remix: The boss theme is a remix of another piece of music from the video game.</text:p>
      <text:p text:style-name="Standard">Captivity Harmonica: Someone in jail plays the harmonica.</text:p>
      <text:p text:style-name="Standard">Cartoon Conductor: In cartoons, conductors control what music the audience plays as if by magic.</text:p>
      <text:p text:style-name="Standard">Chaos of the Bells: When "Carol of the Bells" is used as a soundtrack to underscore suspense, action, and/or dread.</text:p>
      <text:p text:style-name="Standard">Cherubic Choir: A kids' choir signifies victory or that the danger is over.</text:p>
      <text:p text:style-name="Standard">Circus Synths: Circus music played with electronic instruments.</text:p>
      <text:p text:style-name="Standard">Climactic Music: The music gets more dramatic during the most exciting part of the plot.</text:p>
      <text:p text:style-name="Standard">Credits Medley: Closing credits are scored with a playlist of different songs from the movie or game.</text:p>
      <text:p text:style-name="Standard">Creepy Children Singing: A scene is made disturbing by accompanying it with children singing in a creepy manner.</text:p>
      <text:p text:style-name="Standard">Creepy Circus Music: Circus music played to induce fear.</text:p>
      <text:p text:style-name="Standard">Creepy Jazz Music: Jazz music used to signify creepiness, often a particular villain.</text:p>
      <text:p text:style-name="Standard">Crowd Song: A large group of people sing perfectly in unison.</text:p>
      <text:p text:style-name="Standard">Cult Soundtrack: When a movie becomes popular mainly because of its music.</text:p>
      <text:p text:style-name="Standard">Cyber Punk Is Techno: Electronic music signifies a gritty sci-fi setting.</text:p>
      <text:p text:style-name="Standard">Dark Reprise: A sadder or scarier version of a previously sung happy song.</text:p>
      <text:p text:style-name="Standard">The Day the Music Lied: Music seems to signify something, but that something doesn't happen.</text:p>
      <text:p text:style-name="Standard">Descent into Darkness Song: A song that starts out upbeat, but gets darker.</text:p>
      <text:p text:style-name="Standard">Diegetic Soundtrack Usage: The theme song is played, whistled or hummed in-universe.</text:p>
      <text:p text:style-name="Standard">Diegetic Switch: A song is played in-universe, then it stops but the song keeps playing out-of-universe.</text:p>
      <text:p text:style-name="Standard">Disney Acid Sequence: A song with trippy visuals.</text:p>
      <text:p text:style-name="Standard">"Do It Yourself" Theme Tune: Cast member(s) of a particular work performing to contribute for its soundtrack.</text:p>
      <text:p text:style-name="Standard">Dramatic Choir Number: A choir joins the lead singer in singing the song.</text:p>
      <text:p text:style-name="Standard">Dramatic Pause: A moment where there isn't any dialogue and there's no (or hardly any) music, played for drama.</text:p>
      <text:p text:style-name="Standard">Dreadful Musician: Someone who's horrible at playing music.</text:p>
      <text:p text:style-name="Standard"><text:soft-page-break/>Dream Melody: A character likes to sing or hum a certain tune that's mysterious to them.</text:p>
      <text:p text:style-name="Standard">Drone of Dread: Droning music played as unsettling.</text:p>
      <text:p text:style-name="Standard">The Elevator from Ipanema: All elevators play "The Girl from Ipanema".</text:p>
      <text:p text:style-name="Standard">Establishing Character Music: Background music establishes someone's personality.</text:p>
      <text:p text:style-name="Standard">Ethereal Choir: A choir singing in harmony to signify otherworldiness.</text:p>
      <text:p text:style-name="Standard">Everything Is an Instrument: Using things besides musical instruments to make music.</text:p>
      <text:p text:style-name="Standard">Everything's Louder with Bagpipes: Playing the bagpipes to annoy people.</text:p>
      <text:p text:style-name="Standard">Familiar Soundtrack, Foreign Lyrics: A cover of a popular song in a foreign language, used to provide a sense of familiarity but also signify that they're in a foreign country or a character is from one.</text:p>
      <text:p text:style-name="Standard">Fanfare: Uplifting brass instruments, used to celebrate something.</text:p>
      <text:p text:style-name="Standard">French Accordion: French settings are scored to the sounds of the accordion-based bal musette.</text:p>
      <text:p text:style-name="Standard">Follow the Bouncing Ball: A ball bounces along the lyrics to a song so that the audience can sing along.</text:p>
      <text:p text:style-name="Standard">Foreign Re-Score: A work gets re-scored when it's shown in a different country.</text:p>
      <text:p text:style-name="Standard">Forgotten Theme Tune Lyrics: The theme song has lyrics that aren't used.</text:p>
      <text:p text:style-name="Standard">Future Music: Either characters in the future listen to different music, or works set in the future have music that has either theremins, sci-fi noises, copies of modern-day songs, or disco music.</text:p>
      <text:p text:style-name="Standard">Gospel Choirs Are Just Better: Gospel choir music signifies "this scene is important".</text:p>
      <text:p text:style-name="Standard">Gratuitous Mariachi Band: Mariachi bands pop up randomly.</text:p>
      <text:p text:style-name="Standard">Happy Birthday to You!: It's someone's birthday, but nobody sings "Happy Birthday" because the work was made during the time when the song was under copyright.</text:p>
      <text:p text:style-name="Standard">Happy Circus Music: Circus music that sets a fun mood, usually at an actual circus or similar.</text:p>
      <text:p text:style-name="Standard">Heartbeat Soundtrack: Music meant to mimic a heartbeat, signifying that a character is going to die or is afraid.</text:p>
      <text:p text:style-name="Standard">"The Hero Sucks" Song: The villain sings a song insulting the hero.</text:p>
      <text:p text:style-name="Standard">Hollywood Tone-Deaf: People who can't sing well sound exaggeratedly awful.</text:p>
      <text:p text:style-name="Standard">Holy Pipe Organ: A pipe organ means that something is sacred or religious.</text:p>
      <text:p text:style-name="Standard">Iconic Sequel Song: A song that came from a later instalment but is iconic for the franchise as a whole.</text:p>
      <text:p text:style-name="Standard">Image Song: A song about an anime character.</text:p>
      <text:p text:style-name="Standard">Incessant Chorus: A character who sings this particular song in every scene they're in.</text:p>
      <text:p text:style-name="Standard">Interscene Diegetic: A character is singing, the scene changes, but you can still hear the singing.</text:p>
      <text:p text:style-name="Standard">In-Universe Soundtrack: Background music is played in-universe.</text:p>
      <text:p text:style-name="Standard">Invisible Backup Band: Whenever someone in-universe plays an instrument, there will be inexplicable background vocals or instruments.</text:p>
      <text:p text:style-name="Standard">Ironic Nursery Tune: A nursery rhyme used to set a creepy atmosphere.</text:p>
      <text:p text:style-name="Standard">Isn't It Ironic?: The work uses a song the creators assumed to be appropriate, but paying close attention to the lyrics will reveal that this song actually doesn't fit the scene it is being played in.</text:p>
      <text:p text:style-name="Standard">"I Want" Song: Heroes expresses their ambitions or dreams through a musical number before their heroic journey.</text:p>
      <text:p text:style-name="Standard">Jungle Jazz: Jazz music for scenes in the jungle.</text:p>
      <text:p text:style-name="Standard">Last Episode Theme Reprise: The theme song plays in the background of a climatic scene in the finale.</text:p>
      <text:p text:style-name="Standard">Left the Background Music On: The background music turns out to be coming from an in-universe source that is then turned off.</text:p>
      <text:p text:style-name="Standard">Leitmotif: A piece of theme music associated with a specific character, group, recurring event or location.</text:p>
      <text:p text:style-name="Standard">Leitmotif upon Death: The character's personal musical score plays during their death.</text:p>
      <text:p text:style-name="Standard">Letting the Air out of the Band: The background music slows to a stop upon revealing something not so good.</text:p>
      <text:p text:style-name="Standard">Level 1 Music Represents: The first level theme music of a video game becomes iconic.</text:p>
      <text:p text:style-name="Standard">Local Soundtrack: The soundtrack has a connection to the story's Real Life setting.</text:p>
      <text:p text:style-name="Standard"><text:soft-page-break/>Location Song: A song about a place.</text:p>
      <text:p text:style-name="Standard">Lohengrin and Mendelssohn: If there's a wedding, the "Here Comes the Bride" song or the intro to A Midsummer Night's Dream will play.</text:p>
      <text:p text:style-name="Standard">Lonely Piano Piece: Sad piano music that plays during sad scenes, especially when a character is alone.</text:p>
      <text:p text:style-name="Standard">Love Theme: When romance has its own theme.</text:p>
      <text:p text:style-name="Standard">Massive Multiplayer Ensemble Number: A song that sums up the attitudes of all the main characters before a major event, sometimes with plenty of counterpoint.</text:p>
      <text:p text:style-name="Standard">The Mel Brooks Number: A song that sounds like a sad song, but is actually funny because the lyrics, context, or characters' behaviour is.</text:p>
      <text:p text:style-name="Standard">Melodramatic Pause: A pause to convey drama, similar to Dramatic Pause, except this time with a hammy orchestra.</text:p>
      <text:p text:style-name="Standard">Mickey Mousing: The music illustrates the physical movements.</text:p>
      <text:p text:style-name="Standard">Minsky Pickup: A certain old-timey intro fanfare.</text:p>
      <text:p text:style-name="Standard">Mocking Music: A character is in a bad mood, but when they try to listen to music, the song is about what put the character in the bad mood.</text:p>
      <text:p text:style-name="Standard">Moody Trailer Cover Song: Trailers use a cover of a pop song sung in an alto voice and with moody instruments.</text:p>
      <text:p text:style-name="Standard">Musical Episode: An episode where everyone sings.</text:p>
      <text:p text:style-name="Standard">Musical Gag: A joke in the soundtrack.</text:p>
      <text:p text:style-name="Standard">Musical Gameplay: A video game in which the sound effects are, or contribute to, the music.</text:p>
      <text:p text:style-name="Standard">Musicalis Interruptus: Interrupting a song.</text:p>
      <text:p text:style-name="Standard">Musical Nod: A tune returns sometime later, usually in a video game.</text:p>
      <text:p text:style-name="Standard">Musical Pastiche: Making an existing song darker by changing the instruments.</text:p>
      <text:p text:style-name="Standard">Musical Spoiler: The first sign that something is going to happen is that the score changes.</text:p>
      <text:p text:style-name="Standard">Musical Trigger: When a character plays a certain tune, it triggers off an event.</text:p>
      <text:p text:style-name="Standard">Music Box Intervals: A song has intervals of music that sound like they came from a music box.</text:p>
      <text:p text:style-name="Standard">Music Video Syndrome: A work is cut to look like a music video, even though it isn't one.</text:p>
      <text:p text:style-name="Standard">National Anthem: A country's theme song.</text:p>
      <text:p text:style-name="Standard">Near Victory Fanfare: Video game music that plays if you're close to victory.</text:p>
      <text:p text:style-name="Standard">Nostalgic Music Box: Music box tunes used for nostalgia.</text:p>
      <text:p text:style-name="Standard">Nothing but Hits: Radios only play popular songs.</text:p>
      <text:p text:style-name="Standard">Ominous Latin Chanting: Latin chanting used during ominous scenes.</text:p>
      <text:p text:style-name="Standard">Ominous Music Box Tune: A music box tune that's creepy due to sounding off or playing at an inopportune time.</text:p>
      <text:p text:style-name="Standard">Ominous Pipe Organ: A villain has organ music as their theme.</text:p>
      <text:p text:style-name="Standard">One-Man Song: Songs named after guys.</text:p>
      <text:p text:style-name="Standard">One-Woman Song: Songs named after women.</text:p>
      <text:p text:style-name="Standard">One-Woman Wail: A woman or a child wailing melodiously used for sad scenes.</text:p>
      <text:p text:style-name="Standard">Orchestra Hit Techno Battle: Rave music used for battles.</text:p>
      <text:p text:style-name="Standard">Orchestral Bombing: Orchestra music used for a battle, especially if it involves aerial warfare.</text:p>
      <text:p text:style-name="Standard">Orchestral Version: A song from a video game gets an orchestral version done.</text:p>
      <text:p text:style-name="Standard">Playing the Heart Strings: String music used for dramatic, sad scenes.</text:p>
      <text:p text:style-name="Standard">Playlist Soundtrack: The game's soundtrack in an area or over an entire game is composed of multiple songs playing randomly one after the other like a playlist on shufffle.</text:p>
      <text:p text:style-name="Standard">Pop-Star Composer: The work's composer is famous.</text:p>
      <text:p text:style-name="Standard">"Psycho" Strings: Sharp notes on a string instrument signify insanity, evil, or otherworldliness.</text:p>
      <text:p text:style-name="Standard">Public Domain Soundtrack: The soundtrack uses music that is in the public domain.</text:p>
      <text:p text:style-name="Standard">Rearrange the Song: A different version of the theme song is played.</text:p>
      <text:p text:style-name="Standard"><text:soft-page-break/>Record Needle Scratch: The background music stops with the sound of a record needle scratching to signify something abruptly changing or stopping.</text:p>
      <text:p text:style-name="Standard">Recurring Riff: A series has its own theme, but it's not a theme song.</text:p>
      <text:p text:style-name="Standard">Recycled Soundtrack: Background music from a work gets used again in another work.</text:p>
      <text:p text:style-name="Standard">Recycled Trailer Music: The music from the trailer comes from another work, or is a song in its own right.</text:p>
      <text:p text:style-name="Standard">Regional Riff: Musical instruments used to signify places.</text:p>
      <text:p text:style-name="Standard">Re-Release Soundtrack: A song is changed for the movie's home release.</text:p>
      <text:p text:style-name="Standard">Sad Battle Music: Sad music is used to add pathos to a battle scene.</text:p>
      <text:p text:style-name="Standard">Saved by the Church Bell: Triumph and salvation is accompanied by the sound of church bells.</text:p>
      <text:p text:style-name="Standard">"Setting Off" Song: A song about going on a trip.</text:p>
      <text:p text:style-name="Standard">Sentimental Music Cue: You can tell that the conflict is going to be resolved when sentimental music plays.</text:p>
      <text:p text:style-name="Standard">Serendipitous Symphony: Background noises are turned into music.</text:p>
      <text:p text:style-name="Standard">Sexophone: A saxophone solo is used to illustrate sensual or romantic scenes or characters.</text:p>
      <text:p text:style-name="Standard">Shave And A Haircut: That little tune that plays at the end of songs that goes "Dun dun dun dun dun... DUN DUN!".</text:p>
      <text:p text:style-name="Standard">Sidekick Song: The good guys' sidekicks have their moments to shine with a song.</text:p>
      <text:p text:style-name="Standard">Silent Credits: Music does not play during the end credits.</text:p>
      <text:p text:style-name="Standard">Simple Score of Sadness: Sad music is slow and has few instruments.</text:p>
      <text:p text:style-name="Standard">Sinister Tango Music: Tango music sets a creepy atmosphere.</text:p>
      <text:p text:style-name="Standard">Soap Opera Organ Score: A tremolo electric organ announces a soap opera, a Soap Within a Show parody, or a soap-opera-like, comically melodramatic situation.</text:p>
      <text:p text:style-name="Standard">Softer and Slower Cover: A slower, quieter cover of a song.</text:p>
      <text:p text:style-name="Standard">Solo Duet: When it sounds like a duet but the singer is actually alone.</text:p>
      <text:p text:style-name="Standard">Songs in the Key of Panic: Video game music that plays when someone is running out of time or in danger.</text:p>
      <text:p text:style-name="Standard">Sound-Coded for Your Convenience: Video game sounds that provide info.</text:p>
      <text:p text:style-name="Standard">Sound Test: An option in a video game where you can listen to all its music.</text:p>
      <text:p text:style-name="Standard">Soundtrack Dissonance: The music does not match the tone of the scene it is accompanying.</text:p>
      <text:p text:style-name="Standard">Soundtrack Lullaby: As someone is sleeping/falling asleep, the soundtrack plays a lullaby-like tune.</text:p>
      <text:p text:style-name="Standard">Source Music: Background music that is actually playing in-universe.</text:p>
      <text:p text:style-name="Standard">Standard Snippet: Certain pieces of music commonly used.</text:p>
      <text:p text:style-name="Standard">Steel Drums and Sunshine: Steel drums are played for happy scenes, especially at the beach, jungle, on islands, or underwater.</text:p>
      <text:p text:style-name="Standard">Sting: A brief bit of music played for drama or comedy.</text:p>
      <text:p text:style-name="Standard">Stock Trailer Music: Famous songs in music trailers.</text:p>
      <text:p text:style-name="Standard">Sudden Soundtrack Stop:</text:p>
      <text:p text:style-name="Standard">Sung-Through Musical: In a musical number, dialogue is sung.</text:p>
      <text:p text:style-name="Standard">Suspiciously Apropos Music: When a character plays music, it's oddly relevant to the matter at hand.</text:p>
      <text:p text:style-name="Standard">Suspiciously Similar Song: A song or piece of music that sounds like a copyright-friendly version of another song or piece of music.</text:p>
      <text:p text:style-name="Standard">Theme-and-Variations Soundtrack: The songs are all variations on a theme.</text:p>
      <text:p text:style-name="Standard">Theme Music Abandonment: The theme song goes away.</text:p>
      <text:p text:style-name="Standard">Theme Music Power-Up: When a character does something amazing, their theme plays loudly.</text:p>
      <text:p text:style-name="Standard">Theme Music Withholding: The theme song goes away for a few episodes, but then comes back.</text:p>
      <text:p text:style-name="Standard">Theme Song Reveal: Elements of the plot are suggested via the theme song.</text:p>
      <text:p text:style-name="Standard">This Is a Song: A song that is, at least partially, about itself.</text:p>
      <text:p text:style-name="Standard">Tick Tock Tune: Music with a ticking motif.</text:p>
      <text:p text:style-name="Standard"><text:soft-page-break/>Title Theme Drop: The title screen theme for a game shows up within the actual game.</text:p>
      <text:p text:style-name="Standard">Triumphant Reprise: A happier version of a previous song that was depressing in tone.</text:p>
      <text:p text:style-name="Standard">Un-Duet: During a breakup, characters try to duet but because the other side is a no-show, they end up with a Solo Duet instead.</text:p>
      <text:p text:style-name="Standard">Variable Mix: When game music occasionally changes.</text:p>
      <text:p text:style-name="Standard">Victorious Chorus: A chorus signifies triumph.</text:p>
      <text:p text:style-name="Standard">Villain Song: The villain sings about their villainy.</text:p>
      <text:p text:style-name="Standard">"The Villain Sucks" Song: The hero sings a song insulting the villain.</text:p>
      <text:p text:style-name="Standard">Walking in Rhythm: A character walks to the beat of the background music.</text:p>
      <text:p text:style-name="Standard">Wanderlust Song: A song about roaming.</text:p>
      <text:p text:style-name="Standard">Westminster Chimes: Those "bing bong bing bong, bong bing bing bong" chimes associated with Big Ben.</text:p>
      <text:p text:style-name="Standard">With Lyrics: An instrumental song is given lyrics.</text:p>
      <text:p text:style-name="Standard">Xylophones for Walking Bones: Skeletons and xylophone music is associa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4:04:05.838000000</meta:creation-date>
    <meta:generator>LibreOffice/7.6.2.1$Windows_X86_64 LibreOffice_project/56f7684011345957bbf33a7ee678afaf4d2ba333</meta:generator>
    <dc:date>2023-11-22T14:04:53.908000000</dc:date>
    <meta:editing-duration>PT48S</meta:editing-duration>
    <meta:editing-cycles>1</meta:editing-cycles>
    <meta:document-statistic meta:table-count="0" meta:image-count="0" meta:object-count="0" meta:page-count="5" meta:paragraph-count="173" meta:word-count="2373" meta:character-count="14391" meta:non-whitespace-character-count="12191"/>
  </office:meta>
</office:document-meta>
</file>